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étap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upid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ostitue</text:p>
          </table:table-cell>
          <table:table-cell table:formula="of:=[.B2]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yante</text:p>
          </table:table-cell>
          <table:table-cell table:formula="of:=[.B3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up-garou</text:p>
          </table:table-cell>
          <table:table-cell table:formula="of:=[.B4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rcière</text:p>
          </table:table-cell>
          <table:table-cell table:formula="of:=[.B5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assin</text:p>
          </table:table-cell>
          <table:table-cell table:formula="of:=[.B6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ire</text:p>
          </table:table-cell>
          <table:table-cell table:formula="of:=[.B7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table:formula="of:=[.B8]+1"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Feuille1.A1:Feuille1.B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18:47:06.306000000</meta:creation-date>
    <dc:date>2023-04-20T17:21:01.312000000</dc:date>
    <meta:editing-duration>PT5H35M57S</meta:editing-duration>
    <meta:editing-cycles>3</meta:editing-cycles>
    <meta:generator>LibreOffice/7.4.0.3$Windows_X86_64 LibreOffice_project/f85e47c08ddd19c015c0114a68350214f7066f5a</meta:generator>
    <meta:document-statistic meta:table-count="1" meta:cell-count="18" meta:object-count="0"/>
  </office:meta>
</office:document-meta>
</file>